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909cm" fo:min-width="5.977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2cm" fo:min-width="3.818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782cm" fo:min-width="4.326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782cm" fo:min-width="3.564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655cm" fo:min-width="4.072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909cm" fo:min-width="4.07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.655cm" fo:min-width="3.56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528cm" fo:min-width="3.818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909cm" fo:min-width="2.929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909cm" fo:min-width="3.05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909cm" fo:min-width="3.691cm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2.159cm" svg:x="7.477cm" svg:y="1.508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2.032cm" svg:x="2.143cm" svg:y="4.937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032cm" svg:x="8.112cm" svg:y="4.937cm">
          <text:p text:style-name="P1">login/sign up</text:p>
          <text:p text:style-name="P1">:Accou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2.032cm" svg:x="15.351cm" svg:y="4.937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1.905cm" svg:x="2.016cm" svg:y="8.62cm">
          <text:p text:style-name="P1">Content displa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2.159cm" svg:x="2.016cm" svg:y="12.303cm">
          <text:p text:style-name="P1">Account pa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64cm" svg:height="1.905cm" svg:x="15.351cm" svg:y="8.62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2.032cm" svg:x="15.351cm" svg:y="12.303cm">
          <text:p text:style-name="P1">Checkou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18cm" svg:height="1.778cm" svg:x="8.62cm" svg:y="8.62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29cm" svg:height="2.159cm" svg:x="11.414cm" svg:y="12.303cm">
          <text:p text:style-name="P1">Manage<text:line-break/>upload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56cm" svg:height="2.159cm" svg:x="7.096cm" svg:y="12.303cm">
          <text:p text:style-name="P1">uploa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191cm" svg:height="2.159cm" svg:x="5.445cm" svg:y="19.669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191cm" svg:height="2.159cm" svg:x="11.922cm" svg:y="19.669cm">
          <text:p text:style-name="P1">Contact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652cm" svg:y1="3.667cm" svg:x2="10.652cm" svg:y2="4.937cm">
          <text:p/>
        </draw:line>
        <draw:line draw:style-name="gr12" draw:text-style-name="P2" draw:layer="layout" svg:x1="7.477cm" svg:y1="3.667cm" svg:x2="6.461cm" svg:y2="4.937cm">
          <text:p/>
        </draw:line>
        <draw:line draw:style-name="gr12" draw:text-style-name="P2" draw:layer="layout" svg:x1="13.954cm" svg:y1="3.667cm" svg:x2="15.351cm" svg:y2="4.937cm">
          <text:p/>
        </draw:line>
        <draw:line draw:style-name="gr12" draw:text-style-name="P2" draw:layer="layout" svg:x1="4.302cm" svg:y1="6.969cm" svg:x2="4.302cm" svg:y2="8.62cm">
          <text:p/>
        </draw:line>
        <draw:line draw:style-name="gr12" draw:text-style-name="P2" draw:layer="layout" svg:x1="10.652cm" svg:y1="6.969cm" svg:x2="10.652cm" svg:y2="8.62cm">
          <text:p/>
        </draw:line>
        <draw:line draw:style-name="gr12" draw:text-style-name="P2" draw:layer="layout" svg:x1="8.62cm" svg:y1="10.398cm" svg:x2="6.588cm" svg:y2="12.303cm">
          <text:p/>
        </draw:line>
        <draw:line draw:style-name="gr12" draw:text-style-name="P2" draw:layer="layout" svg:x1="10.779cm" svg:y1="10.398cm" svg:x2="9.001cm" svg:y2="12.303cm">
          <text:p/>
        </draw:line>
        <draw:line draw:style-name="gr12" draw:text-style-name="P2" draw:layer="layout" svg:x1="12.938cm" svg:y1="10.398cm" svg:x2="12.938cm" svg:y2="12.303cm">
          <text:p/>
        </draw:line>
        <draw:line draw:style-name="gr13" draw:text-style-name="P1" draw:layer="layout" svg:x1="4.302cm" svg:y1="10.525cm" svg:x2="4.302cm" svg:y2="12.303cm">
          <text:p/>
        </draw:line>
        <draw:line draw:style-name="gr14" draw:text-style-name="P2" draw:layer="layout" svg:x1="6.461cm" svg:y1="6.969cm" svg:x2="7.477cm" svg:y2="9.636cm">
          <text:p/>
        </draw:line>
        <draw:line draw:style-name="gr12" draw:text-style-name="P2" draw:layer="layout" svg:x1="7.477cm" svg:y1="9.636cm" svg:x2="5.318cm" svg:y2="12.303cm">
          <text:p/>
        </draw:line>
        <draw:line draw:style-name="gr14" draw:text-style-name="P2" draw:layer="layout" svg:x1="7.477cm" svg:y1="2.651cm" svg:x2="1.635cm" svg:y2="2.651cm">
          <text:p/>
        </draw:line>
        <draw:line draw:style-name="gr14" draw:text-style-name="P2" draw:layer="layout" svg:x1="1.635cm" svg:y1="10.906cm" svg:x2="1.635cm" svg:y2="2.651cm">
          <text:p/>
        </draw:line>
        <draw:line draw:style-name="gr12" draw:text-style-name="P2" draw:layer="layout" svg:x1="1.635cm" svg:y1="10.906cm" svg:x2="3.159cm" svg:y2="12.303cm">
          <text:p/>
        </draw:line>
        <draw:line draw:style-name="gr12" draw:text-style-name="P2" draw:layer="layout" svg:x1="17.383cm" svg:y1="6.969cm" svg:x2="17.383cm" svg:y2="8.62cm">
          <text:p/>
        </draw:line>
        <draw:line draw:style-name="gr12" draw:text-style-name="P2" draw:layer="layout" svg:x1="17.383cm" svg:y1="10.525cm" svg:x2="17.383cm" svg:y2="12.303cm">
          <text:p/>
        </draw:line>
        <draw:line draw:style-name="gr14" draw:text-style-name="P2" draw:layer="layout" svg:x1="1cm" svg:y1="1.127cm" svg:x2="20.59cm" svg:y2="1.127cm">
          <text:p/>
        </draw:line>
        <draw:line draw:style-name="gr14" draw:text-style-name="P2" draw:layer="layout" svg:x1="1cm" svg:y1="15.478cm" svg:x2="20.59cm" svg:y2="15.478cm">
          <text:p/>
        </draw:line>
        <draw:line draw:style-name="gr14" draw:text-style-name="P2" draw:layer="layout" svg:x1="1cm" svg:y1="1.127cm" svg:x2="1cm" svg:y2="15.478cm">
          <text:p/>
        </draw:line>
        <draw:line draw:style-name="gr14" draw:text-style-name="P2" draw:layer="layout" svg:x1="20.59cm" svg:y1="1.127cm" svg:x2="20.59cm" svg:y2="15.478cm">
          <text:p/>
        </draw:line>
        <draw:line draw:style-name="gr12" draw:text-style-name="P2" draw:layer="layout" svg:x1="7.477cm" svg:y1="15.478cm" svg:x2="7.477cm" svg:y2="19.669cm">
          <text:p/>
        </draw:line>
        <draw:line draw:style-name="gr12" draw:text-style-name="P2" draw:layer="layout" svg:x1="13.954cm" svg:y1="15.478cm" svg:x2="13.954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7:17:58.231805138</meta:creation-date>
    <dc:date>2016-06-15T17:34:06.432170359</dc:date>
    <meta:editing-duration>PT5M46S</meta:editing-duration>
    <meta:editing-cycles>1</meta:editing-cycles>
    <meta:document-statistic meta:object-count="35"/>
    <meta:generator>LibreOffice/5.1.2.2$Linux_X86_64 LibreOffice_project/10m0$Build-2</meta:generator>
  </office:meta>
</office:document-meta>
</file>